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7b68d" officeooo:paragraph-rsid="0007b68d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ES" officeooo:rsid="0005e127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officeooo:rsid="0005e127" officeooo:paragraph-rsid="0005e127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ES" officeooo:rsid="0008779f" officeooo:paragraph-rsid="0008779f" style:language-asian="zxx" style:country-asian="none" style:language-complex="zxx" style:country-complex="none"/>
    </style:style>
    <style:style style:name="P5" style:family="paragraph" style:parent-style-name="Standard">
      <style:text-properties officeooo:rsid="0008779f" officeooo:paragraph-rsid="0008779f"/>
    </style:style>
    <style:style style:name="P6" style:family="paragraph" style:parent-style-name="Standard">
      <style:text-properties officeooo:rsid="000ca794" officeooo:paragraph-rsid="000ca794"/>
    </style:style>
    <style:style style:name="T1" style:family="text">
      <style:text-properties officeooo:rsid="0008779f"/>
    </style:style>
    <style:style style:name="T2" style:family="text">
      <style:text-properties officeooo:rsid="00099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2"/>
      <text:p text:style-name="P1">En este proyecto utilizaremos las herramientas: HTML <text:span text:style-name="T1">5</text:span>, CSS <text:span text:style-name="T1">3</text:span>, jQuery , Bootstrap <text:span text:style-name="T1">5</text:span>.</text:p>
      <text:p text:style-name="P1"/>
      <text:p text:style-name="P2"/>
      <text:p text:style-name="P3">Primero hacemos un diseño a mano de las indicaciones que nos dan para hacer el pro<text:span text:style-name="T1">y</text:span>ecto.</text:p>
      <text:p text:style-name="P3"/>
      <text:p text:style-name="P3"><text:s/>Luego pensamos y dibujamos el diseño por capas del pro<text:span text:style-name="T1">y</text:span>ecto. Una versi<text:span text:style-name="T1">ó</text:span>n para escritorio y para movil de la pagina inicial y una versi<text:span text:style-name="T1">ó</text:span>n para escritorio y m<text:span text:style-name="T1">ó</text:span>vil de la pagina individual de cada noticia completa.</text:p>
      <text:p text:style-name="P3"/>
      <text:p text:style-name="P3">Utilizando las librer<text:span text:style-name="T1">í</text:span>as de Bootstrap 3 hacemos una plantilla básica de HTML y CSS de la página inicial tanto en m<text:span text:style-name="T1">ó</text:span>vil como en escritorio.</text:p>
      <text:p text:style-name="P3"/>
      <text:p text:style-name="P3">A continuación modificamos la plantilla b<text:span text:style-name="T1">á</text:span>sica de Bootstrap, añadimos y retocamos todo lo necesario para que quede como en el diseño de capas dibujado. La posici<text:span text:style-name="T1">ó</text:span>n exacta de los art<text:span text:style-name="T1">í</text:span>culos, espacio publicitario, encabezado y <text:s/>demás cosas, al no estar especificadas, las ponemos como a nosotros nos parezca adecuado.</text:p>
      <text:p text:style-name="P3"/>
      <text:p text:style-name="P4">Ahora crearemos las páginas para las noticias individuales, de la misma manera que antes, primero haremos una plantilla básica con Bootstrap y la modificaremos para que quede como el diseño dibujado haciendo los retoques nec<text:span text:style-name="T2">e</text:span>sarios para que las interacciones entre elementos al ajustar diferentes tamaños de pantalla funcionen correctamente y queden limpios.</text:p>
      <text:p text:style-name="P4"/>
      <text:p text:style-name="P5"/>
      <text:p text:style-name="P6">Cuando ya tenemos los diseños hacemos el espacio para la publicidad dandole un margen fijo a la derecha del contenido y ese sera el espacio publicit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0S</meta:editing-duration>
    <meta:editing-cycles>7</meta:editing-cycles>
    <meta:generator>LibreOffice/5.3.6.1$Windows_x86 LibreOffice_project/686f202eff87ef707079aeb7f485847613344eb7</meta:generator>
    <dc:date>2018-05-08T19:45:34.023000000</dc:date>
    <meta:document-statistic meta:table-count="0" meta:image-count="0" meta:object-count="0" meta:page-count="1" meta:paragraph-count="8" meta:word-count="217" meta:character-count="1352" meta:non-whitespace-character-count="1141"/>
    <meta:user-defined meta:name="Info 1"/>
    <meta:user-defined meta:name="Info 2"/>
    <meta:user-defined meta:name="Info 3"/>
    <meta:user-defined meta:name="Info 4"/>
  </office:meta>
</office:document-meta>
</file>